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9.55145833333333cm" style:use-optimal-column-width="true"/>
    </style:style>
    <style:style style:name="co3" style:family="table-column">
      <style:table-column-properties fo:break-before="auto" style:column-width="12.647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serstories Robin assists Proeve van Bekwaamheid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Als (rol)</text:p>
          </table:table-cell>
          <table:table-cell office:value-type="string" table:style-name="ce3">
            <text:p>Wil ik (functionaliteit)</text:p>
          </table:table-cell>
          <table:table-cell office:value-type="string" table:style-name="ce3">
            <text:p>Zodat</text:p>
          </table:table-cell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4">
            <text:p>Gebruiker</text:p>
          </table:table-cell>
          <table:table-cell office:value-type="string" table:style-name="ce4">
            <text:p>Een home page hebben</text:p>
          </table:table-cell>
          <table:table-cell office:value-type="string" table:style-name="ce4">
            <text:p>Ik kan zien wat deze app/ site doet en wat het voor mij kan beteken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account kunnen aanmaken</text:p>
          </table:table-cell>
          <table:table-cell office:value-type="string" table:style-name="ce1">
            <text:p>Ik daarna kan inlogg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Kunnen inloggen</text:p>
          </table:table-cell>
          <table:table-cell office:value-type="string" table:style-name="ce1">
            <text:p>Ik op de site kan komen met mijn accou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wachtwoord vergeten knop</text:p>
          </table:table-cell>
          <table:table-cell office:value-type="string" table:style-name="ce1">
            <text:p>Ik een nieuw wachtwoord kan aanvragen als ik die ben verget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taak voor mijn patiënt kunnen aan maken</text:p>
          </table:table-cell>
          <table:table-cell office:value-type="string" table:style-name="ce1">
            <text:p>Mijn patiënt dat kan gaan uitvoer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datum en tijd aan die taak kunnen geven</text:p>
          </table:table-cell>
          <table:table-cell office:value-type="string" table:style-name="ce1">
            <text:p>de taak op het juiste moment kan worden uitgevoer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Verschillende personen/ patiënt kunnen toevoegen</text:p>
          </table:table-cell>
          <table:table-cell office:value-type="string" table:style-name="ce1">
            <text:p>Ik verschillene patiënt kan helpen via de 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aangemaakte activiteit aan en uit kunnen zetten</text:p>
          </table:table-cell>
          <table:table-cell office:value-type="string" table:style-name="ce1">
            <text:p>Kan beslissen of de patiënt dit vandaag moet doen of ni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taak een tijd (duration) kunnen geven</text:p>
          </table:table-cell>
          <table:table-cell office:value-type="string" table:style-name="ce1">
            <text:p>Mijn patiënt weet hoelang het duur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timer kunnen aanzetten</text:p>
          </table:table-cell>
          <table:table-cell office:value-type="string" table:style-name="ce1">
            <text:p>Mijn patiënt weet dat hij een taak moet do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De timer met geluid af kunnen laten gaan</text:p>
          </table:table-cell>
          <table:table-cell office:value-type="string" table:style-name="ce1">
            <text:p>Mijn patiënt het kan horen op zijn telefo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De taak op repeat kunnen zetten</text:p>
          </table:table-cell>
          <table:table-cell office:value-type="string" table:style-name="ce1">
            <text:p>Deze bijvoorbeeld elke dag of week opnieuw ko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Kan ik het profiel van een patiënt een kleur geven</text:p>
          </table:table-cell>
          <table:table-cell office:value-type="string" table:style-name="ce1">
            <text:p>De patiënt kan onderverdelen in groep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zorger</text:p>
          </table:table-cell>
          <table:table-cell office:value-type="string" table:style-name="ce1">
            <text:p>Een overzich van een kalender hebben</text:p>
          </table:table-cell>
          <table:table-cell office:value-type="string" table:style-name="ce1">
            <text:p>Makkelijk en overzichtelijk de taken van mijn patiënt kan bekijk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tiënt</text:p>
          </table:table-cell>
          <table:table-cell office:value-type="string" table:style-name="ce1">
            <text:p>Een makkelijk/ simpel overzicht hebben van mijn taken</text:p>
          </table:table-cell>
          <table:table-cell office:value-type="string" table:style-name="ce1">
            <text:p>Ik makkelijk kan zien wat ik deze dag moet do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tiënt</text:p>
          </table:table-cell>
          <table:table-cell office:value-type="string" table:style-name="ce1">
            <text:p>Een geluid/ melding krijgen als ik taak moet doen</text:p>
          </table:table-cell>
          <table:table-cell office:value-type="string" table:style-name="ce1">
            <text:p>Ik weet dat ik een taak moet uitvoer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tiënt</text:p>
          </table:table-cell>
          <table:table-cell office:value-type="string" table:style-name="ce1">
            <text:p>Een uitleg filmpje bij elke taak</text:p>
          </table:table-cell>
          <table:table-cell office:value-type="string" table:style-name="ce1">
            <text:p>Ik weet wat ik bij die taak moet do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tiënt</text:p>
          </table:table-cell>
          <table:table-cell office:value-type="string" table:style-name="ce1">
            <text:p>Wil ik de datum en tijd zien van elke taak</text:p>
          </table:table-cell>
          <table:table-cell office:value-type="string" table:style-name="ce1">
            <text:p>Ik weet waarneer ik de taak moet uitvoeren</text:p>
          </table:table-cell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k bosman</meta:initial-creator>
    <dc:creator>mick bosman</dc:creator>
    <meta:creation-date>2021-03-01T10:23:28Z</meta:creation-date>
    <dc:date>2021-03-01T12:26:48Z</dc:date>
  </office:meta>
</office:document-meta>
</file>